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00944669366" calcext:value-type="float">
            <text:p>99,73</text:p>
          </table:table-cell>
          <table:table-cell table:style-name="ce3" table:formula="of:=([.F2]/12597)*100" office:value-type="float" office:value="0.269905533063428" calcext:value-type="float">
            <text:p>0,27</text:p>
          </table:table-cell>
          <table:table-cell/>
          <table:table-cell table:style-name="ce4" table:formula="of:=[.E18]+[.H18]" office:value-type="float" office:value="12563" calcext:value-type="float">
            <text:p>12563</text:p>
          </table:table-cell>
          <table:table-cell table:formula="of:=12597-[.E2]" office:value-type="float" office:value="34" calcext:value-type="float">
            <text:p>34</text:p>
          </table:table-cell>
          <table:table-cell office:value-type="float" office:value="0.0144240856171" calcext:value-type="float">
            <text:p>0,0144240856</text:p>
          </table:table-cell>
          <table:table-cell office:value-type="float" office:value="23.4398720264" calcext:value-type="float">
            <text:p>23,439872026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/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0.0155868530273" calcext:value-type="float">
            <text:p>0,015586853</text:p>
          </table:table-cell>
          <table:table-cell office:value-type="float" office:value="23.1920669079" calcext:value-type="float">
            <text:p>23,192066907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062792728427" calcext:value-type="float">
            <text:p>99,71</text:p>
          </table:table-cell>
          <table:table-cell table:style-name="ce3" table:formula="of:=([.F4]/12597)*100" office:value-type="float" office:value="0.29372072715726" calcext:value-type="float">
            <text:p>0,29</text:p>
          </table:table-cell>
          <table:table-cell/>
          <table:table-cell table:style-name="ce4" table:formula="of:=[.E20]+[.H20]" office:value-type="float" office:value="12560" calcext:value-type="float">
            <text:p>12560</text:p>
          </table:table-cell>
          <table:table-cell table:formula="of:=12597-[.E4]" office:value-type="float" office:value="37" calcext:value-type="float">
            <text:p>37</text:p>
          </table:table-cell>
          <table:table-cell office:value-type="float" office:value="0.0152900218964" calcext:value-type="float">
            <text:p>0,0152900219</text:p>
          </table:table-cell>
          <table:table-cell office:value-type="float" office:value="23.1967511177" calcext:value-type="float">
            <text:p>23,196751117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14217670874" calcext:value-type="float">
            <text:p>99,71</text:p>
          </table:table-cell>
          <table:table-cell table:style-name="ce3" table:formula="of:=([.F5]/12597)*100" office:value-type="float" office:value="0.285782329125982" calcext:value-type="float">
            <text:p>0,29</text:p>
          </table:table-cell>
          <table:table-cell/>
          <table:table-cell table:style-name="ce4" table:formula="of:=[.E21]+[.H21]" office:value-type="float" office:value="12561" calcext:value-type="float">
            <text:p>12561</text:p>
          </table:table-cell>
          <table:table-cell table:formula="of:=12597-[.E5]" office:value-type="float" office:value="36" calcext:value-type="float">
            <text:p>36</text:p>
          </table:table-cell>
          <table:table-cell office:value-type="float" office:value="0.0152380466461" calcext:value-type="float">
            <text:p>0,0152380466</text:p>
          </table:table-cell>
          <table:table-cell office:value-type="float" office:value="23.1975138187" calcext:value-type="float">
            <text:p>23,197513818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459712629991" calcext:value-type="float">
            <text:p>99,75</text:p>
          </table:table-cell>
          <table:table-cell table:style-name="ce3" table:formula="of:=([.F6]/12597)*100" office:value-type="float" office:value="0.254028737000873" calcext:value-type="float">
            <text:p>0,25</text:p>
          </table:table-cell>
          <table:table-cell/>
          <table:table-cell table:style-name="ce4" table:formula="of:=[.E22]+[.H22]" office:value-type="float" office:value="12565" calcext:value-type="float">
            <text:p>12565</text:p>
          </table:table-cell>
          <table:table-cell table:formula="of:=12597-[.E6]" office:value-type="float" office:value="32" calcext:value-type="float">
            <text:p>32</text:p>
          </table:table-cell>
          <table:table-cell office:value-type="float" office:value="0.0151908397675" calcext:value-type="float">
            <text:p>0,0151908398</text:p>
          </table:table-cell>
          <table:table-cell office:value-type="float" office:value="23.1412549019" calcext:value-type="float">
            <text:p>23,141254901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507104866238" calcext:value-type="float">
            <text:p>99,65</text:p>
          </table:table-cell>
          <table:table-cell table:style-name="ce3" table:formula="of:=([.F7]/12597)*100" office:value-type="float" office:value="0.349289513376201" calcext:value-type="float">
            <text:p>0,35</text:p>
          </table:table-cell>
          <table:table-cell/>
          <table:table-cell table:style-name="ce4" table:formula="of:=[.E23]+[.H23]" office:value-type="float" office:value="12553" calcext:value-type="float">
            <text:p>12553</text:p>
          </table:table-cell>
          <table:table-cell table:formula="of:=12597-[.E7]" office:value-type="float" office:value="44" calcext:value-type="float">
            <text:p>44</text:p>
          </table:table-cell>
          <table:table-cell office:value-type="float" office:value="0.0153069496155" calcext:value-type="float">
            <text:p>0,0153069496</text:p>
          </table:table-cell>
          <table:table-cell office:value-type="float" office:value="23.1930680275" calcext:value-type="float">
            <text:p>23,193068027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507104866238" calcext:value-type="float">
            <text:p>99,65</text:p>
          </table:table-cell>
          <table:table-cell table:style-name="ce3" table:formula="of:=([.F8]/12597)*100" office:value-type="float" office:value="0.349289513376201" calcext:value-type="float">
            <text:p>0,35</text:p>
          </table:table-cell>
          <table:table-cell/>
          <table:table-cell table:style-name="ce4" table:formula="of:=[.E24]+[.H24]" office:value-type="float" office:value="12553" calcext:value-type="float">
            <text:p>12553</text:p>
          </table:table-cell>
          <table:table-cell table:formula="of:=12597-[.E8]" office:value-type="float" office:value="44" calcext:value-type="float">
            <text:p>44</text:p>
          </table:table-cell>
          <table:table-cell office:value-type="float" office:value="0.0162470340729" calcext:value-type="float">
            <text:p>0,0162470341</text:p>
          </table:table-cell>
          <table:table-cell office:value-type="float" office:value="23.1425540447" calcext:value-type="float">
            <text:p>23,142554044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189568944987" calcext:value-type="float">
            <text:p>99,62</text:p>
          </table:table-cell>
          <table:table-cell table:style-name="ce3" table:formula="of:=([.F9]/12597)*100" office:value-type="float" office:value="0.38104310550131" calcext:value-type="float">
            <text:p>0,38</text:p>
          </table:table-cell>
          <table:table-cell/>
          <table:table-cell table:style-name="ce4" table:formula="of:=[.E25]+[.H25]" office:value-type="float" office:value="12549" calcext:value-type="float">
            <text:p>12549</text:p>
          </table:table-cell>
          <table:table-cell table:formula="of:=12597-[.E9]" office:value-type="float" office:value="48" calcext:value-type="float">
            <text:p>48</text:p>
          </table:table-cell>
          <table:table-cell office:value-type="float" office:value="0.0142560005188" calcext:value-type="float">
            <text:p>0,0142560005</text:p>
          </table:table-cell>
          <table:table-cell office:value-type="float" office:value="23.2429819107" calcext:value-type="float">
            <text:p>23,242981910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221560689053" calcext:value-type="float">
            <text:p>99,72</text:p>
          </table:table-cell>
          <table:table-cell table:style-name="ce3" table:formula="of:=([.F10]/12597)*100" office:value-type="float" office:value="0.277843931094705" calcext:value-type="float">
            <text:p>0,28</text:p>
          </table:table-cell>
          <table:table-cell/>
          <table:table-cell table:style-name="ce4" table:formula="of:=[.E26]+[.H26]" office:value-type="float" office:value="12562" calcext:value-type="float">
            <text:p>12562</text:p>
          </table:table-cell>
          <table:table-cell table:formula="of:=12597-[.E10]" office:value-type="float" office:value="35" calcext:value-type="float">
            <text:p>35</text:p>
          </table:table-cell>
          <table:table-cell office:value-type="float" office:value="0.0153450965881" calcext:value-type="float">
            <text:p>0,0153450966</text:p>
          </table:table-cell>
          <table:table-cell office:value-type="float" office:value="23.2424740791" calcext:value-type="float">
            <text:p>23,242474079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936016511868" calcext:value-type="float">
            <text:p>99,79</text:p>
          </table:table-cell>
          <table:table-cell table:style-name="ce3" table:formula="of:=([.F11]/12597)*100" office:value-type="float" office:value="0.206398348813209" calcext:value-type="float">
            <text:p>0,21</text:p>
          </table:table-cell>
          <table:table-cell/>
          <table:table-cell table:style-name="ce4" table:formula="of:=[.E27]+[.H27]" office:value-type="float" office:value="12571" calcext:value-type="float">
            <text:p>12571</text:p>
          </table:table-cell>
          <table:table-cell table:formula="of:=12597-[.E11]" office:value-type="float" office:value="26" calcext:value-type="float">
            <text:p>26</text:p>
          </table:table-cell>
          <table:table-cell office:value-type="float" office:value="0.0155401229858" calcext:value-type="float">
            <text:p>0,015540123</text:p>
          </table:table-cell>
          <table:table-cell office:value-type="float" office:value="23.244918108" calcext:value-type="float">
            <text:p>23,24491810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67531952052" calcext:value-type="float">
            <text:p>99,6967531952</text:p>
          </table:table-cell>
          <table:table-cell table:formula="of:=AVERAGE([.C2:.C11])" office:value-type="float" office:value="0.303246804794792" calcext:value-type="float">
            <text:p>0,303246804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8.8" calcext:value-type="float">
            <text:p>12558,8</text:p>
          </table:table-cell>
          <table:table-cell table:formula="of:=AVERAGE([.F2:.F11])" office:value-type="float" office:value="38.2" calcext:value-type="float">
            <text:p>38,2</text:p>
          </table:table-cell>
          <table:table-cell table:formula="of:=SUM([.G2:.G11])/10" office:value-type="float" office:value="0.01524250507355" calcext:value-type="float">
            <text:p>0,0152425051</text:p>
          </table:table-cell>
          <table:table-cell table:formula="of:=SUM([.H2:.H11])/10" office:value-type="float" office:value="23.22334549426" calcext:value-type="float">
            <text:p>23,223345494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9" calcext:value-type="float">
            <text:p>5844,9</text:p>
          </table:table-cell>
          <table:table-cell table:formula="of:=AVERAGE([.G18:.G27])" office:value-type="float" office:value="17.8" calcext:value-type="float">
            <text:p>17,8</text:p>
          </table:table-cell>
          <table:table-cell/>
          <table:table-cell office:value-type="float" office:value="5844" calcext:value-type="float">
            <text:p>584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719" calcext:value-type="float">
            <text:p>671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4" calcext:value-type="float">
            <text:p>20,4</text:p>
          </table:table-cell>
          <table:table-cell table:formula="of:=AVERAGE([.H18:.H27])" office:value-type="float" office:value="6713.9" calcext:value-type="float">
            <text:p>6713,9</text:p>
          </table:table-cell>
          <table:table-cell/>
          <table:table-cell office:value-type="float" office:value="5956" calcext:value-type="float">
            <text:p>595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595" calcext:value-type="float">
            <text:p>659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9" calcext:value-type="float">
            <text:p>578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771" calcext:value-type="float">
            <text:p>677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9" calcext:value-type="float">
            <text:p>5844,9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21:.G21])" office:value-type="float" office:value="6763" calcext:value-type="float">
            <text:p>676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4" calcext:value-type="float">
            <text:p>20,4</text:p>
          </table:table-cell>
          <table:table-cell table:number-columns-repeated="2"/>
          <table:table-cell office:value-type="float" office:value="5837" calcext:value-type="float">
            <text:p>5837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12597-SUM([.E22:.G22])" office:value-type="float" office:value="6728" calcext:value-type="float">
            <text:p>672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8" calcext:value-type="float">
            <text:p>17,8</text:p>
          </table:table-cell>
          <table:table-cell table:number-columns-repeated="2"/>
          <table:table-cell office:value-type="float" office:value="5792" calcext:value-type="float">
            <text:p>579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12597-SUM([.E23:.G23])" office:value-type="float" office:value="6761" calcext:value-type="float">
            <text:p>676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9" calcext:value-type="float">
            <text:p>6713,9</text:p>
          </table:table-cell>
          <table:table-cell table:number-columns-repeated="2"/>
          <table:table-cell office:value-type="float" office:value="5871" calcext:value-type="float">
            <text:p>587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12597-SUM([.E24:.G24])" office:value-type="float" office:value="6682" calcext:value-type="float">
            <text:p>668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12597-SUM([.E25:.G25])" office:value-type="float" office:value="6728" calcext:value-type="float">
            <text:p>672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12597-SUM([.E26:.G26])" office:value-type="float" office:value="6663" calcext:value-type="float">
            <text:p>666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2" calcext:value-type="float">
            <text:p>584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12597-SUM([.E27:.G27])" office:value-type="float" office:value="6729" calcext:value-type="float">
            <text:p>672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67531952052" calcext:value-type="float">
            <text:p>0,996967532</text:p>
          </table:table-cell>
          <table:table-cell table:number-columns-repeated="2"/>
          <table:table-cell table:formula="of:=SUM([.E18:.E27])/10" office:value-type="float" office:value="5844.9" calcext:value-type="float">
            <text:p>5844,9</text:p>
          </table:table-cell>
          <table:table-cell table:formula="of:=SUM([.F18:.F27])/10" office:value-type="float" office:value="20.4" calcext:value-type="float">
            <text:p>20,4</text:p>
          </table:table-cell>
          <table:table-cell table:formula="of:=SUM([.G18:.G27])/10" office:value-type="float" office:value="17.8" calcext:value-type="float">
            <text:p>17,8</text:p>
          </table:table-cell>
          <table:table-cell table:formula="of:=SUM([.H18:.H27])/10" office:value-type="float" office:value="6713.9" calcext:value-type="float">
            <text:p>6713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3246804794792" calcext:value-type="float">
            <text:p>0,003032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6385624371" calcext:value-type="float">
            <text:p>0,9969638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70731924625" calcext:value-type="float">
            <text:p>0,996970731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02:10.5386597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6S</meta:editing-duration>
    <meta:editing-cycles>6</meta:editing-cycles>
    <meta:generator>LibreOffice/5.1.6.2$Linux_X86_64 LibreOffice_project/10m0$Build-2</meta:generator>
    <dc:date>2018-01-20T03:03:30.238345202</dc:date>
    <meta:document-statistic meta:table-count="1" meta:cell-count="167" meta:object-count="0"/>
  </office:meta>
</office:document-meta>
</file>